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text-properties fo:color="#000000" style:font-name="Verdana" fo:font-size="12pt" fo:language="en" fo:country="US" style:font-size-asian="12pt" style:font-name-complex="Verdana1" style:font-size-complex="12pt"/>
    </style:style>
    <style:style style:name="P3" style:family="paragraph" style:parent-style-name="Standard">
      <style:paragraph-properties fo:margin-top="0cm" fo:margin-bottom="0.466cm" fo:line-height="115%" fo:text-align="justify" style:justify-single-word="false"/>
    </style:style>
    <style:style style:name="P4" style:family="paragraph" style:parent-style-name="Standard">
      <style:paragraph-properties fo:margin-top="0cm" fo:margin-bottom="0.466cm" fo:line-height="115%" fo:text-align="justify" style:justify-single-word="false"/>
      <style:text-properties style:font-name="Verdana" style:font-name-complex="Verdana1"/>
    </style:style>
    <style:style style:name="P5" style:family="paragraph" style:parent-style-name="Standard">
      <style:paragraph-properties fo:margin-top="0cm" fo:margin-bottom="0.466cm" fo:line-height="115%" fo:text-align="justify" style:justify-single-word="false" fo:break-before="page"/>
    </style:style>
    <style:style style:name="P6" style:family="paragraph" style:parent-style-name="Standard">
      <style:paragraph-properties fo:margin-top="0cm" fo:margin-bottom="0.051cm" fo:line-height="115%" fo:text-align="justify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style:font-name="Verdana" fo:font-size="11pt" style:font-size-asian="11pt" style:font-name-complex="Verdana1" style:font-size-complex="11pt"/>
    </style:style>
    <style:style style:name="T3" style:family="text">
      <style:text-properties style:font-name="Verdana" style:font-name-complex="Verdana1"/>
    </style:style>
    <style:style style:name="T4" style:family="text">
      <style:text-properties style:font-name="Verdana" fo:font-size="11.5pt" style:font-size-asian="11.5pt" style:font-name-complex="Verdana1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</text:span></text:p>
      <text:p text:style-name="P1"><text:span text:style-name="T2">select distinct country_name,country_id from countries where country_id not in(select distinct c.country_id from departments d inner join locations l on (d.location_id=l.location_id) inner join countries c on(l.COUNTRY_ID=c.COUNTRY_ID));</text:span></text:p>
      <text:p text:style-name="P1"><text:span text:style-name="T2"><text:s/></text:span></text:p>
      <text:p text:style-name="Standard"><text:span text:style-name="T1">2</text:span></text:p>
      <text:p text:style-name="P3"><text:span text:style-name="T2">select e.employee_id,e.job_id from employees e,job_history h where e.EMPLOYEE_ID=h.employee_id and h.start_date=e.hire_date;</text:span></text:p>
      <text:p text:style-name="P3"><text:span text:style-name="T2">3</text:span></text:p>
      <text:p text:style-name="P3"><text:span text:style-name="T2">Select distinct department_id from employees where <text:s/>job_id &lt;&gt;'st_clerk';</text:span></text:p>
      <text:p text:style-name="P3"><text:span text:style-name="T2">4</text:span></text:p>
      <text:p text:style-name="P3"><text:span text:style-name="T3">select employee_id,last_name,salary from employees where department_id in(20,50)</text:span></text:p>
      <text:p text:style-name="P3"><text:span text:style-name="T3">5</text:span></text:p>
      <text:p text:style-name="P3"><text:span text:style-name="T3">select max(t) from (select count(employee_id) as t from employees group by job_id)x;</text:span></text:p>
      <text:p text:style-name="P3"><text:span text:style-name="T3">6</text:span></text:p>
      <text:p text:style-name="P3"><text:span text:style-name="T2">select department_id,count(employee_id)from employees group by department_id having count(employee_id)&gt;=10;</text:span></text:p>
      <text:p text:style-name="P3"><text:span text:style-name="T3">7</text:span></text:p>
      <text:p text:style-name="P3"><text:span text:style-name="T2">select count(employee_id),hire_date from employees group by extract(year from hire_date) having hire_date like '1995%' or hire_date like '1996%' or hire_date like '1997%' or hire_date like '1998%';</text:span></text:p>
      <text:p text:style-name="P3"><text:span text:style-name="T3">8</text:span></text:p>
      <text:p text:style-name="P3"><text:span text:style-name="T2">select manager_id,min(salary) from employees where manager_id is not null group by manager_id;</text:span></text:p>
      <text:p text:style-name="P3"><text:span text:style-name="T3">9</text:span></text:p>
      <text:p text:style-name="P6"><text:span text:style-name="T2">select count(distinct manager_id) from employees;</text:span></text:p>
      <text:p text:style-name="P2"/>
      <text:p text:style-name="P5"><text:span text:style-name="T3">10</text:span></text:p>
      <text:p text:style-name="P3"><text:span text:style-name="T3">Select count(employee_id) from employees group by job_id</text:span></text:p>
      <text:p text:style-name="P3"><text:span text:style-name="T3">11</text:span></text:p>
      <text:p text:style-name="P6"><text:span text:style-name="T4">select last_name,salary,department_id from employees outer where salary&gt;(select avg(inner.salary) from employees inner where outer.department_id=inner.department_id);</text:span></text:p>
      <text:p text:style-name="P3"><text:span text:style-name="T3">12</text:span></text:p>
      <text:p text:style-name="P6"><text:span text:style-name="T4">select e.department_id,last_name,job_id from employees e,DEPARTMENTS d where e.DEPARTMENT_ID=d.DEPARTMENT_ID and department_name='Executive';</text:span></text:p>
      <text:p text:style-name="P3"><text:span text:style-name="T3">13</text:span></text:p>
      <text:p text:style-name="P3"><text:span text:style-name="T4">select last_name,salary from employees where manager_id in(select employee_id from employees where last_name like 'King');</text:span></text:p>
      <text:p text:style-name="P3"><text:span text:style-name="T4">14</text:span></text:p>
      <text:p text:style-name="P6"><text:span text:style-name="T4">select last_name,e.department_id,job_id,location_id from EMPLOYEES e,DEPARTMENTS d where e.DEPARTMENT_ID=d.DEPARTMENT_ID and location_id='1700';</text:span></text:p>
      <text:p text:style-name="P4"/>
      <text:p text:style-name="P3"><text:span text:style-name="T3">15</text:span></text:p>
      <text:p text:style-name="P6"><text:span text:style-name="T4">select employee_id,last_name,salary from employees where salary&gt;(select avg(salary) from employees) order by salary;</text:span>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writing-mode="lr-tb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basri Mukherjee</meta:initial-creator>
    <meta:editing-cycles>4</meta:editing-cycles>
    <meta:creation-date>2021-10-25T09:04:00</meta:creation-date>
    <dc:date>2021-10-25T17:42:07.22</dc:date>
    <meta:editing-duration>PT57S</meta:editing-duration>
    <meta:generator>OpenOffice.org/3.3$Win32 OpenOffice.org_project/330m20$Build-9567</meta:generator>
    <meta:document-statistic meta:table-count="0" meta:image-count="0" meta:object-count="0" meta:page-count="2" meta:paragraph-count="31" meta:word-count="193" meta:character-count="18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